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9%" draw:textarea-horizontal-align="justify" draw:textarea-vertical-align="middle" draw:auto-grow-height="false" fo:min-height="3.814cm" fo:min-width="13.089cm"/>
    </style:style>
    <style:style style:name="gr2" style:family="graphic" style:parent-style-name="standard">
      <style:graphic-properties draw:textarea-horizontal-align="justify" draw:textarea-vertical-align="middle" draw:auto-grow-height="false" fo:min-height="5.219cm" fo:min-width="4.969cm"/>
    </style:style>
    <style:style style:name="gr3" style:family="graphic" style:parent-style-name="standard">
      <style:graphic-properties draw:stroke="none" svg:stroke-color="#000000" draw:fill="none" draw:fill-color="#ffffff" fo:min-height="6.354cm"/>
    </style:style>
    <style:style style:name="gr4" style:family="graphic" style:parent-style-name="standard">
      <style:graphic-properties draw:stroke="none" svg:stroke-color="#000000" draw:fill="none" draw:fill-color="#ffffff" fo:min-height="6.227cm"/>
    </style:style>
    <style:style style:name="gr5" style:family="graphic" style:parent-style-name="standard">
      <style:graphic-properties draw:stroke="none" svg:stroke-color="#000000" draw:fill="none" draw:fill-color="#ffffff" fo:min-height="3.306cm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opacity="29%"/>
      <style:paragraph-properties fo:text-align="center"/>
      <style:text-properties style:font-name="Hack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style:font-name="H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589cm" svg:height="4.064cm" svg:x="3.667cm" svg:y="1.635cm">
          <text:p text:style-name="P1"><text:span text:style-name="T1">Codentak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33cm" svg:height="7.733cm" svg:x="1.268cm" svg:y="8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8.255cm" svg:height="6.604cm" svg:x="10.779cm" svg:y="9.128cm">
          <draw:text-box>
            <text:p>Tell people about your idea and how you created your project.</text:p>
            <text:p/>
            <text:p>Give others a chance to show their ideas to improve your project.</text:p>
          </draw:text-box>
        </draw:frame>
        <draw:frame draw:style-name="gr4" draw:text-style-name="P3" draw:layer="layout" svg:width="8.763cm" svg:height="6.477cm" svg:x="2.016cm" svg:y="18.653cm">
          <draw:text-box>
            <text:p>Show people how they would create their project using their ideas</text:p>
          </draw:text-box>
        </draw:frame>
        <draw:custom-shape draw:style-name="gr2" draw:text-style-name="P1" draw:layer="layout" svg:width="7.733cm" svg:height="7.733cm" svg:x="11.047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08cm" svg:height="3.556cm" svg:x="1.508cm" svg:y="24.495cm">
          <draw:text-box>
            <text:p/>
          </draw:text-box>
        </draw:frame>
        <draw:custom-shape draw:style-name="gr6" draw:text-style-name="P1" draw:layer="layout" svg:width="4.572cm" svg:height="3.175cm" svg:x="1.508cm" svg:y="25.13cm">
          <text:p text:style-name="P1">Get Starte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699cm" svg:height="3.175cm" svg:x="7.35cm" svg:y="25.13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3.175cm" svg:x="13.192cm" svg:y="25.13cm">
          <text:p text:style-name="P1">Checko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3:59:18.453373592</meta:creation-date>
    <dc:date>2020-04-16T14:09:41.412024339</dc:date>
    <meta:editing-duration>PT10M32S</meta:editing-duration>
    <meta:editing-cycles>1</meta:editing-cycles>
    <meta:document-statistic meta:object-count="9"/>
    <meta:generator>LibreOffice/6.0.7.3$Linux_X86_64 LibreOffice_project/00m0$Build-3</meta:generator>
  </office:meta>
</office:document-meta>
</file>